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650000159BB4F14F7A.svm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661*"/>
    </style:style>
    <style:style style:name="Таблица1.B" style:family="table-column">
      <style:table-column-properties style:column-width="14.071cm" style:rel-column-width="7976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7.99cm" style:rel-column-width="30805*"/>
    </style:style>
    <style:style style:name="Таблица3.B" style:family="table-column">
      <style:table-column-properties style:column-width="1.005cm" style:rel-column-width="3876*"/>
    </style:style>
    <style:style style:name="Таблица3.C" style:family="table-column">
      <style:table-column-properties style:column-width="8.005cm" style:rel-column-width="30854*"/>
    </style:style>
    <style:style style:name="Таблица3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Heading_20_1">
      <style:paragraph-properties fo:text-align="center" style:justify-single-word="false"/>
      <style:text-properties fo:language="ru" fo:country="RU"/>
    </style:style>
    <style:style style:name="P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fo:font-family="'Times New Roman'" style:font-style-name="Обычный" style:font-family-generic="roman" style:font-pitch="variable" fo:font-size="13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fo:font-family="'Times New Roman'" style:font-style-name="Обычный" style:font-family-generic="roman" style:font-pitch="variable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c0c0c0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border="solid #c0c0c0" style:wrap="run-through" style:number-wrapped-paragraphs="no-limit" style:vertical-pos="from-top" style:vertical-rel="page-content" style:horizontal-pos="from-left" style:horizontal-rel="pag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/>
    </style:style>
    <style:style style:name="gr4" style:family="graphic">
      <style:graphic-properties fo:border="solid #c0c0c0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00324000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00081090" form:control-implementation="ooo:com.sun.star.form.component.TextField" xml:id="control2" form:id="control2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00080020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Метка 1" form:control-implementation="ooo:com.sun.star.form.component.FixedText" xml:id="control4" form:id="control4" form:label="Аппарат"/>
          <form:fixed-text form:name="Метка 1" form:control-implementation="ooo:com.sun.star.form.component.FixedText" xml:id="control5" form:id="control5" form:label="Дата"/>
          <form:fixed-text form:name="00081090" form:control-implementation="ooo:com.sun.star.form.component.FixedText" xml:id="control6" form:id="control6" form:label="Аппарат"/>
          <form:fixed-text form:name="00080020" form:control-implementation="ooo:com.sun.star.form.component.FixedText" xml:id="control7" form:id="control7" form:label="Дата"/>
          <form:fixed-text form:name="Метка 1" form:control-implementation="ooo:com.sun.star.form.component.FixedText" xml:id="control8" form:id="control8" form:label="ФИО"/>
          <form:fixed-text form:name="Метка 1" form:control-implementation="ooo:com.sun.star.form.component.FixedText" xml:id="control9" form:id="control9" form:label="Возраст"/>
          <form:text form:name="00100030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00100010" form:control-implementation="ooo:com.sun.star.form.component.FixedText" xml:id="control11" form:id="control11" form:label="ФИО"/>
          <form:fixed-text form:name="00100030" form:control-implementation="ooo:com.sun.star.form.component.FixedText" xml:id="control12" form:id="control12" form:label="Возраст"/>
          <form:text form:name="00100010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4" draw:style-name="gr2" draw:text-style-name="P9" svg:width="7.002cm" svg:height="1.001cm" svg:x="4.498cm" svg:y="4.999cm" draw:control="control2"/>
      <draw:control text:anchor-type="page" text:anchor-page-number="1" draw:z-index="5" draw:style-name="gr2" draw:text-style-name="P8" svg:width="4.502cm" svg:height="1.001cm" svg:x="4.498cm" svg:y="5.999cm" draw:control="control3"/>
      <draw:control text:anchor-type="page" text:anchor-page-number="1" draw:z-index="6" draw:style-name="gr3" draw:text-style-name="P10" svg:width="1.502cm" svg:height="0.5cm" svg:x="2.498cm" svg:y="6.999cm" draw:control="control4"/>
      <draw:control text:anchor-type="page" text:anchor-page-number="1" draw:z-index="7" draw:style-name="gr3" draw:text-style-name="P10" svg:width="1.001cm" svg:height="0.5cm" svg:x="2.498cm" svg:y="7.5cm" draw:control="control5"/>
      <draw:control text:anchor-type="page" text:anchor-page-number="1" draw:z-index="8" draw:style-name="gr3" draw:text-style-name="P10" svg:width="1.502cm" svg:height="0.5cm" svg:x="11.998cm" svg:y="6.999cm" draw:control="control6"/>
      <draw:control text:anchor-type="page" text:anchor-page-number="1" draw:z-index="9" draw:style-name="gr3" draw:text-style-name="P10" svg:width="1.001cm" svg:height="0.5cm" svg:x="12cm" svg:y="7.5cm" draw:control="control7"/>
      <draw:control text:anchor-type="page" text:anchor-page-number="1" draw:z-index="10" draw:style-name="gr3" draw:text-style-name="P10" svg:width="1.001cm" svg:height="0.5cm" svg:x="2.498cm" svg:y="8.498cm" draw:control="control8"/>
      <draw:control text:anchor-type="page" text:anchor-page-number="1" draw:z-index="11" draw:style-name="gr3" draw:text-style-name="P10" svg:width="1.502cm" svg:height="0.5cm" svg:x="14.998cm" svg:y="8.5cm" draw:control="control9"/>
      <draw:control text:anchor-type="page" text:anchor-page-number="1" draw:z-index="12" draw:style-name="gr4" draw:text-style-name="P8" svg:width="2.001cm" svg:height="0.583cm" svg:x="16.499cm" svg:y="8.498cm" draw:control="control10"/>
      <draw:control text:anchor-type="page" text:anchor-page-number="1" draw:z-index="13" draw:style-name="gr3" draw:text-style-name="P10" svg:width="1.001cm" svg:height="0.5cm" svg:x="2.498cm" svg:y="8.999cm" draw:control="control11"/>
      <draw:control text:anchor-type="page" text:anchor-page-number="1" draw:z-index="14" draw:style-name="gr3" draw:text-style-name="P10" svg:width="1.502cm" svg:height="0.5cm" svg:x="15cm" svg:y="8.999cm" draw:control="control12"/>
      <draw:control text:anchor-type="page" text:anchor-page-number="1" draw:z-index="15" draw:style-name="gr4" draw:text-style-name="P8" svg:width="8.483cm" svg:height="0.583cm" svg:x="4.498cm" svg:y="9.417cm" draw:control="control13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3"/>
            <text:p text:style-name="P3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7" text:outline-level="1">ПРОТОКОЛ</text:h>
      <text:p text:style-name="P5">ультразвукового исследования молочных желез</text:p>
      <text:p text:style-name="P3"/>
      <text:p text:style-name="Standard"><text:span text:style-name="T2"/></text:p>
      <text:p text:style-name="Standard"/>
      <text:p text:style-name="Standard"/>
      <text:p text:style-name="P3"/>
      <text:p text:style-name="P5"/>
      <text:p text:style-name="P5">МОЛОЧНЫЕ ЖЕЛЕЗЫ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Правая</text:p>
          </table:table-cell>
          <table:table-cell table:style-name="Таблица2.A1" office:value-type="string">
            <text:p text:style-name="P2">Левая</text:p>
          </table:table-cell>
        </table:table-row>
        <table:table-row>
          <table:table-cell table:style-name="Таблица2.A1" office:value-type="string">
            <text:p text:style-name="Table_20_Contents"><draw:frame draw:style-name="fr1" draw:name="Графический объект1" text:anchor-type="paragraph" svg:x="2.602cm" svg:y="0.344cm" svg:width="3.817cm" svg:height="3.381cm" draw:z-index="1"><draw:image xlink:href="Pictures/20000007000018650000159BB4F14F7A.svm" xlink:type="simple" xlink:show="embed" xlink:actuate="onLoad"/></draw:frame></text:p>
          </table:table-cell>
          <table:table-cell table:style-name="Таблица2.A1" office:value-type="string">
            <text:p text:style-name="Table_20_Contents"><draw:frame draw:style-name="fr1" draw:name="Графический объект3" text:anchor-type="paragraph" svg:x="2.602cm" svg:y="0.344cm" svg:width="3.817cm" svg:height="3.381cm" draw:z-index="2"><draw:image xlink:href="Pictures/20000007000018650000159BB4F14F7A.svm" xlink:type="simple" xlink:show="embed" xlink:actuate="onLoad"/></draw:frame></text:p>
          </table:table-cell>
        </table:table-row>
      </table:table>
      <text:p text:style-name="P6"/>
      <text:p text:style-name="P4"/>
      <text:p text:style-name="P4"><text:drop-down text:name="Симметричность"><text:label text:value="Симметричны"/><text:label text:value="Ассимметричны"/>Симметричны</text:drop-down>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Standard"><text:span text:style-name="T3">Сосок</text:span><text:bookmark text:name="ПраваяСосок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"/></text:p>
            <text:p text:style-name="Standard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Standard"><text:span text:style-name="T3">Сосок</text:span><text:bookmark text:name="ПраваяСосок1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1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1"/></text:p>
            <text:p text:style-name="Standard"/>
          </table:table-cell>
        </table:table-row>
      </table:table>
      <text:p text:style-name="P3"><text:span text:style-name="T3">Заключение</text:span>:</text:p>
      <text:p text:style-name="P3"><draw:control text:anchor-type="paragraph" draw:z-index="3" draw:style-name="gr1" draw:text-style-name="P8" svg:width="13.002cm" svg:height="2.223cm" svg:x="1.498cm" svg:y="0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07-11T23:36:30.32</dc:date>
    <dc:creator>Дмитрий Деренок</dc:creator>
    <meta:editing-duration>PT3H50M8S</meta:editing-duration>
    <meta:editing-cycles>6</meta:editing-cycles>
    <meta:generator>LibreOffice/3.3$Win32 LibreOffice_project/330m19$Build-301</meta:generator>
    <meta:document-statistic meta:table-count="3" meta:image-count="3" meta:object-count="0" meta:page-count="1" meta:paragraph-count="23" meta:word-count="72" meta:character-count="591"/>
  </office:meta>
</office:document-meta>
</file>